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justify" style:justify-single-word="false"/>
      <style:text-properties officeooo:rsid="0011873b" officeooo:paragraph-rsid="0011873b"/>
    </style:style>
    <style:style style:name="P2" style:family="paragraph" style:parent-style-name="Standard">
      <style:paragraph-properties fo:line-height="100%" fo:text-align="justify" style:justify-single-word="false"/>
      <style:text-properties officeooo:rsid="0011873b" officeooo:paragraph-rsid="001eaa9b"/>
    </style:style>
    <style:style style:name="P3" style:family="paragraph" style:parent-style-name="Standard">
      <style:paragraph-properties fo:line-height="100%" fo:text-align="justify" style:justify-single-word="false"/>
      <style:text-properties officeooo:rsid="0011873b" officeooo:paragraph-rsid="001d1756"/>
    </style:style>
    <style:style style:name="P4" style:family="paragraph" style:parent-style-name="Standard">
      <style:paragraph-properties fo:line-height="100%" fo:text-align="justify" style:justify-single-word="false"/>
      <style:text-properties officeooo:rsid="0011873b" officeooo:paragraph-rsid="002303fd"/>
    </style:style>
    <style:style style:name="P5" style:family="paragraph" style:parent-style-name="Standard">
      <style:paragraph-properties fo:line-height="100%" fo:text-align="justify" style:justify-single-word="false"/>
      <style:text-properties officeooo:rsid="0011873b" officeooo:paragraph-rsid="0015b76f"/>
    </style:style>
    <style:style style:name="P6" style:family="paragraph" style:parent-style-name="Standard">
      <style:paragraph-properties fo:line-height="100%" fo:text-align="justify" style:justify-single-word="false"/>
      <style:text-properties officeooo:rsid="00134776" officeooo:paragraph-rsid="00134776"/>
    </style:style>
    <style:style style:name="P7" style:family="paragraph" style:parent-style-name="Standard">
      <style:paragraph-properties fo:line-height="100%" fo:text-align="justify" style:justify-single-word="false"/>
      <style:text-properties officeooo:rsid="00134776" officeooo:paragraph-rsid="0015b76f"/>
    </style:style>
    <style:style style:name="P8" style:family="paragraph" style:parent-style-name="Standard">
      <style:paragraph-properties fo:line-height="100%" fo:text-align="justify" style:justify-single-word="false"/>
      <style:text-properties officeooo:rsid="00134776" officeooo:paragraph-rsid="0023cfba"/>
    </style:style>
    <style:style style:name="P9" style:family="paragraph" style:parent-style-name="Standard">
      <style:paragraph-properties fo:line-height="100%" fo:text-align="justify" style:justify-single-word="false"/>
      <style:text-properties officeooo:paragraph-rsid="00134776"/>
    </style:style>
    <style:style style:name="P10" style:family="paragraph" style:parent-style-name="Standard">
      <style:paragraph-properties fo:line-height="100%" fo:text-align="justify" style:justify-single-word="false"/>
      <style:text-properties officeooo:paragraph-rsid="0026ffe0"/>
    </style:style>
    <style:style style:name="P11" style:family="paragraph" style:parent-style-name="Standard">
      <style:paragraph-properties fo:line-height="100%" fo:text-align="justify" style:justify-single-word="false"/>
      <style:text-properties officeooo:rsid="001ab14e" officeooo:paragraph-rsid="001ab14e"/>
    </style:style>
    <style:style style:name="P12" style:family="paragraph" style:parent-style-name="Standard">
      <style:paragraph-properties fo:line-height="100%" fo:text-align="justify" style:justify-single-word="false"/>
      <style:text-properties officeooo:rsid="001d608c" officeooo:paragraph-rsid="001eaa9b"/>
    </style:style>
    <style:style style:name="P13" style:family="paragraph" style:parent-style-name="Standard">
      <style:paragraph-properties fo:line-height="100%" fo:text-align="justify" style:justify-single-word="false"/>
      <style:text-properties officeooo:rsid="0026ffe0" officeooo:paragraph-rsid="0026ffe0"/>
    </style:style>
    <style:style style:name="P14" style:family="paragraph" style:parent-style-name="Standard">
      <style:paragraph-properties fo:line-height="100%" fo:text-align="justify" style:justify-single-word="false"/>
      <style:text-properties officeooo:rsid="0026ffe0" officeooo:paragraph-rsid="0027d438"/>
    </style:style>
    <style:style style:name="P15" style:family="paragraph" style:parent-style-name="Standard">
      <style:paragraph-properties fo:line-height="100%" fo:text-align="justify" style:justify-single-word="false"/>
      <style:text-properties officeooo:rsid="0027d438" officeooo:paragraph-rsid="0027d438"/>
    </style:style>
    <style:style style:name="P16" style:family="paragraph" style:parent-style-name="Standard">
      <style:paragraph-properties fo:line-height="100%" fo:text-align="justify" style:justify-single-word="false"/>
      <style:text-properties officeooo:rsid="00281a8f" officeooo:paragraph-rsid="00281a8f"/>
    </style:style>
    <style:style style:name="P17" style:family="paragraph" style:parent-style-name="Standard">
      <style:paragraph-properties fo:line-height="100%" fo:text-align="justify" style:justify-single-word="false"/>
      <style:text-properties officeooo:rsid="002baa75" officeooo:paragraph-rsid="002baa75"/>
    </style:style>
    <style:style style:name="P18" style:family="paragraph" style:parent-style-name="Standard">
      <style:paragraph-properties fo:line-height="100%" fo:text-align="justify" style:justify-single-word="false"/>
      <style:text-properties officeooo:rsid="003469fa" officeooo:paragraph-rsid="003469fa"/>
    </style:style>
    <style:style style:name="P19" style:family="paragraph" style:parent-style-name="Standard">
      <style:paragraph-properties fo:line-height="100%" fo:text-align="justify" style:justify-single-word="false"/>
      <style:text-properties officeooo:rsid="00348a5b" officeooo:paragraph-rsid="00348a5b"/>
    </style:style>
    <style:style style:name="P20" style:family="paragraph" style:parent-style-name="Standard">
      <style:paragraph-properties fo:line-height="100%" fo:text-align="justify" style:justify-single-word="false"/>
      <style:text-properties officeooo:rsid="0011873b" officeooo:paragraph-rsid="002303fd"/>
    </style:style>
    <style:style style:name="T1" style:family="text">
      <style:text-properties officeooo:rsid="001eaa9b"/>
    </style:style>
    <style:style style:name="T2" style:family="text">
      <style:text-properties officeooo:rsid="002113cf"/>
    </style:style>
    <style:style style:name="T3" style:family="text">
      <style:text-properties officeooo:rsid="002303fd"/>
    </style:style>
    <style:style style:name="T4" style:family="text">
      <style:text-properties officeooo:rsid="0023cfba"/>
    </style:style>
    <style:style style:name="T5" style:family="text">
      <style:text-properties officeooo:rsid="0024c75f"/>
    </style:style>
    <style:style style:name="T6" style:family="text">
      <style:text-properties officeooo:rsid="0026ffe0"/>
    </style:style>
    <style:style style:name="T7" style:family="text">
      <style:text-properties officeooo:rsid="0027d438"/>
    </style:style>
    <style:style style:name="T8" style:family="text">
      <style:text-properties officeooo:rsid="0029e714"/>
    </style:style>
    <style:style style:name="T9" style:family="text">
      <style:text-properties officeooo:rsid="002d4a71"/>
    </style:style>
    <style:style style:name="T10" style:family="text">
      <style:text-properties officeooo:rsid="002e212c"/>
    </style:style>
    <style:style style:name="T11" style:family="text">
      <style:text-properties officeooo:rsid="0032ddfd"/>
    </style:style>
    <style:style style:name="T12" style:family="text">
      <style:text-properties officeooo:rsid="003663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NTEXTO E MOTIVAÇÃO</text:p>
      <text:p text:style-name="P15"/>
      <text:p text:style-name="P2">Mangá é o termo que denomina as histórias em quadrinhos japonesas. Geralmente elas são impressas em revistas, em papel jornal de baixa qualidade, e organizadas em série. A leitura, diferentemente da ocidental, começa de trás para frente e a sequência de quadros e balões são da direita para a esquerda. </text:p>
      <text:p text:style-name="P2"/>
      <text:p text:style-name="P12">Segundo Gravett, os mangás não foram criados para serem vendidos no exterior. Tais quadrinhos foram concebidos dentro de uma determinada cultura que compartilha diversos valores <text:span text:style-name="T5">r</text:span>esultando, assim, <text:span text:style-name="T5">em </text:span>histórias que não se preocupam <text:s/>com as respostas estrangeiras em relação a abordagem de termos considerados polêmicos [<text:span text:style-name="T3">2</text:span>]. Consequentemente, inúmeros títulos não são publicados pelas editoras estrangeiras, pois consideram que sua aqui<text:span text:style-name="T8">si</text:span>ção resultará em um fracasso de vendas.</text:p>
      <text:p text:style-name="P3"/>
      <text:p text:style-name="P8">A falta de licenciamentos de mangás por editoras estrangeiras praticamente forçou os leitores de outros países, que se mostraram persistentes no consumo do produto, a buscar maneiras diversas para terem acesso a revistas originais <text:span text:style-name="T4">[4]</text:span>. <text:span text:style-name="T1">Neste contexto, iniciou-se o surgimento dos chamados Scanlators ou Scantrad. Tal termo é utilizado para denominar uma organização que designa suas atividades à: digitalização, tradução, edição e distribuição de histórias em quadrinhos para a língua do distribuidor. De acordo com Hye Kyung-Lee (2009), os scalators se tornaram cada vez mais comuns devido a três fatores: o aumento da demanda de quadrinhos, que estrapola o número de títulos ofertados por editoras fora dos seus países de origem; desenvolvimento de tecnologias digitais; e a disseminação da internet. Tais fatores contribuiram para que a digitalização e a distribuição dos arquivos se tornassem cada vez mais comum e veloz [3].</text:span></text:p>
      <text:p text:style-name="P2"/>
      <text:p text:style-name="P14"><text:span text:style-name="T7">A ação de presentear os leitores com um trabalho feito por fãs contribui para o fortalecimento do sentimento de coletividade prezado pelos scanlators. </text:span>Para esses grupos de fãs, o importante é compartilhar e levar títulos ao conhecimento de outros leitores, cujo imaginário mundializado eles colaboram para atualizar [4]. <text:span text:style-name="T7">Como resultado, muitas vezes, os fãs organizam petições a fim de sensibilizar editoras a publicarem títulos difundidos pela internet.</text:span></text:p>
      <text:p text:style-name="P14"/>
      <text:p text:style-name="P17">Diante desta <text:span text:style-name="T11">grande</text:span> quantidade de dados disponíveis na internet, consideramos a elaboração de um sistema para a analise de tais datasets. Os bancos a serem utilizados neste trabalho dizem respeito a dois grandes leitores online estrangeiros (MangaFox e MangaHere) e um brasileiro (MangaHost). <text:span text:style-name="T9">O objetivo da ferramenta será a de fornecer aos usuários informações sobre determinadas obras, autores e ilustradores, bem como, fornecer um panorama dos bancos utilizados.</text:span></text:p>
      <text:p text:style-name="P17"/>
      <text:p text:style-name="P15">PROPOSTA</text:p>
      <text:p text:style-name="P4"/>
      <text:p text:style-name="P16">Este trabalho tem como finalidade a elaboração de um sistema online <text:span text:style-name="T10">para a visualização dos bancos de dados de scanlators. Como dito na sessão anterior, os bancos utilizados neste trabalho dizem respeito aos datasets dos sites MangaFox, MangaHere e Mangahost. Ao final do trabalho, esperamos que sejamos capaz de obtermos uma ferramenta online que permitirá aos usuários obterem informações sobre determinado título. ALGO AKI.</text:span></text:p>
      <text:p text:style-name="P4"/>
      <text:p text:style-name="P18">REFERENCIAL TEORICO</text:p>
      <text:p text:style-name="P18"/>
      <text:p text:style-name="P18"/>
      <text:p text:style-name="P18"/>
      <text:p text:style-name="P18"/>
      <text:p text:style-name="P18"/>
      <text:p text:style-name="P18"/>
      <text:p text:style-name="P18"/>
      <text:p text:style-name="P19"><text:soft-page-break/>RESULTADOS ESPERADOS</text:p>
      <text:p text:style-name="P19"/>
      <text:p text:style-name="P19">Este é um trabalho de natureza tecnológica. Desta forma, espera-se obter o final deste trabalho uma aplicação que facilite a visualização dos bancos de dados dos scanlators selecionados. A fim de se desenvolver uma interface “amigável” serão utilizados conhecimentos na área de Engenharia de Usabilidade. Além disto, serão empregados conhecimentos <text:span text:style-name="T12">d</text:span>a área de Visualização de Dados para a elaboração das visualizações <text:span text:style-name="T12">a serem proposta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5">Embora fale de produtos como os biscoitos Nabisco, iorgute Danone, entre outros, podemos usar as ideias de Ortiz para a indústria de mangás. As séries mais famosas nas revistas que publicam mangás no Japão são transformadas em verdadeiras fábricas de merchandising, que logo espalham seus produtor pelo mundo. Títulos como Naruto, One Piece e Bleach, da revista Weekly Shonen Jump, publicada pela editora Shueisha, são reconhecidos mundialmente, seja pelo material oficial importado, seja como merchandising ou até mesmo através da pratica de scanlation realizado pela internet. Essa prática pode ser considerada a principal responsável pela divulgação e popularização de uma quantidade razoável de mangás. </text:p>
      <text:p text:style-name="P7"/>
      <text:p text:style-name="P9"/>
      <text:p text:style-name="P6"/>
      <text:p text:style-name="P6"/>
      <text:p text:style-name="P6"/>
      <text:p text:style-name="P6"><text:a xlink:type="simple" xlink:href="http://portalintercom.org.br/anais/sudeste2013/resumos/R38-1975-1.pdf">http://portalintercom.org.br/anais/sudeste2013/resumos/R38-1975-1.pdf</text:a></text:p>
      <text:p text:style-name="P6"/>
      <text:p text:style-name="P6"/>
      <text:p text:style-name="P6">A falta de licenciamentos de mangás por editoras estrangeiras praticamente forçou os leitores de outros países, que se mostraram persistentes no consumo do produto, a buscar maneiras diversas para terem acesso a revistas originais, publicadas no Japão. Uma delas foi montar circuitos de distribuição de cópias clandestinas das revistas em quadrinhos, disponibilizando-as a integrantes de clubes de fãs de cultura pop japonesa. Na Espanha, a animação Dragon Ball tornou-se popular na década de 1980, a ponto de fãs se mobilizarem para adquirir, por vias não formais, cópias dos mangás da série criada por Akira Toriyama.</text:p>
      <text:p text:style-name="P6"/>
      <text:p text:style-name="P6">Grupos de fãs assumem papéis de editores, tradutores, designers e administradores de sites. Ao simular o trabalho de profissionais, eles realizam a tarefa de levar a outros leitores não nipônicos arquivos de imagens contendo mangás traduzidos do japonês para um idioma mais acessível ao público estrangeiro – inglês, por exemplo. </text:p>
      <text:p text:style-name="P6"/>
      <text:p text:style-name="P9"/>
      <text:p text:style-name="P9"><text:soft-page-break/></text:p>
      <text:p text:style-name="P9">Apesar de a prática do scanlation ser constantemente relacionada aos mangás, ela inclui também outros tipos de histórias em quadrinhos: os manhwa (quadrinhos sul-coreanos), os manhua (quadrinhos chineses), os Original English-Language Manga (quadrinhos com a estética do mangá publicados originalmente em inglês) e os comics norte-americanos, entre outros. As histórias em quadrinhos independentes feitas por fãs, caso das produções japonesas chamadas de doujinshi e que se assemelham aos fanzines no Ocidente, também são traduzidas, digitalizadas e disponibilizadas gratuitamente na internet.</text:p>
      <text:p text:style-name="P9"/>
      <text:p text:style-name="P9">Para esses grupos de fãs, o importante, nas condições históricas da cibercultura, não se trata apenas de apreciar, mas compartilhar e levar títulos de mangá ao conhecimento de outros leitores em torno da cultura pop japonesa, cujo imaginário mundializado eles colaboram para atualizar. </text:p>
      <text:p text:style-name="P9"/>
      <text:p text:style-name="P9">Leitores com habilidade em tradução e adaptação de títulos publicados originalmente em japonês ajudam outros leitores, que não têm conhecimento ou não são fluentes no idioma, a ter acesso às histórias, reforçando o sentimento de coletividade dos fãs, ainda que o contato seja apenas via Internet.</text:p>
      <text:p text:style-name="P9"/>
      <text:p text:style-name="P9">Presentear os leitores de mangás com um trabalho feito por fãs é um gesto que fortalece o sentimento de coletividade possibilitado pela Internet com o surgimento das comunidades virtuais, através das quais os scanlators formam suas equipes. Fãs que possuem maiores habilidades na tradução ajudam aqueles que não têm ou não conhecem de maneira suficiente outros idiomas. </text:p>
      <text:p text:style-name="P9"/>
      <text:p text:style-name="P9"/>
      <text:p text:style-name="P9"/>
      <text:p text:style-name="P11"><text:a xlink:type="simple" xlink:href="http://casperlibero.edu.br/wp-content/uploads/2014/05/9-Scanlation.pdf">http://casperlibero.edu.br/wp-content/uploads/2014/05/9-Scanlation.pdf</text:a></text:p>
      <text:p text:style-name="P11"/>
      <text:p text:style-name="P11">GRAVETT, Paul. Mangá: Como o Japão Reinventou os Quadrinhos. São Paulo: Conrad, 2006. <text:s/><text:span text:style-name="T2">[2]</text:span></text:p>
      <text:p text:style-name="P11">LEE, Hye-Kyung. Between fan culture and copyright infringement: manga scanlation. Media Culture Society, Thousand Oaks, California, v.31, n.6, p.1-13, novembro, 2009. <text:span text:style-name="T2">[3]</text:span></text:p>
      <text:p text:style-name="P10"><text:span text:style-name="T6">HIRATA, Tatiane; </text:span>G<text:span text:style-name="T6">USHIKEN, Yuji. Scanlation: reprodução e consumo subalterno de mangá na cibercultura. </text:span>São Paulo, v. 15, n. 30, p. 127-138, de<text:span text:style-name="T6">ezembro,</text:span> 2012. <text:span text:style-name="T6">[4] </text:span></text:p>
      <text:p text:style-name="P11"/>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09:30:35.556747695</meta:creation-date>
    <dc:date>2015-08-29T15:39:05.565963895</dc:date>
    <meta:editing-duration>PT2H31M38S</meta:editing-duration>
    <meta:editing-cycles>24</meta:editing-cycles>
    <meta:generator>LibreOffice/4.2.8.2$Linux_X86_64 LibreOffice_project/420m0$Build-2</meta:generator>
    <meta:document-statistic meta:table-count="0" meta:image-count="0" meta:object-count="0" meta:page-count="3" meta:paragraph-count="23" meta:word-count="1064" meta:character-count="7317" meta:non-whitespace-character-count="6265"/>
  </office:meta>
</office:document-meta>
</file>